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brick-a"/>
    <style:style style:name="ce3" style:family="table-cell" style:parent-style-name="brick-b"/>
    <style:style style:name="ce4" style:family="table-cell" style:parent-style-name="brick-d"/>
    <style:style style:name="ce5" style:family="table-cell" style:parent-style-name="overgrown-b"/>
  </office:automatic-styles>
  <office:body>
    <office:spreadsheet>
      <table:calculation-settings table:automatic-find-labels="false" table:use-regular-expressions="false" table:use-wildcards="true"/>
      <table:table table:name="level-1-walls" table:style-name="ta1">
        <table:table-column table:style-name="co1" table:number-columns-repeated="16384" table:default-cell-style-name="ce2"/>
        <table:table-row table:style-name="ro1">
          <table:table-cell table:number-columns-repeated="3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brick-a</text:p>
          </table:table-cell>
          <table:table-cell table:number-columns-repeated="2"/>
          <table:table-cell table:style-name="ce3" office:value-type="string" calcext:value-type="string">
            <text:p>brick-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rick-a</text:p>
          </table:table-cell>
          <table:table-cell table:number-columns-repeated="2"/>
          <table:table-cell table:style-name="ce3"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rick-a</text:p>
          </table:table-cell>
          <table:table-cell table:style-name="ce4" office:value-type="string" calcext:value-type="string">
            <text:p>brick-a</text:p>
          </table:table-cell>
          <table:table-cell/>
          <table:table-cell table:style-name="ce3" office:value-type="string" calcext:value-type="string">
            <text:p>brick-b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rick-a</text:p>
          </table:table-cell>
          <table:table-cell/>
          <table:table-cell table:style-name="ce3" office:value-type="string" calcext:value-type="string">
            <text:p>brick-b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rick-b</text:p>
          </table:table-cell>
          <table:table-cell/>
          <table:table-cell table:style-name="ce3" office:value-type="string" calcext:value-type="string">
            <text:p>brick-b</text:p>
          </table:table-cell>
          <table:table-cell table:number-columns-repeated="2"/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brick-b</text:p>
          </table:table-cell>
          <table:table-cell/>
          <table:table-cell table:style-name="ce3" office:value-type="string" calcext:value-type="string">
            <text:p>brick-b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rick-b</text:p>
          </table:table-cell>
          <table:table-cell/>
          <table:table-cell office:value-type="string" calcext:value-type="string">
            <text:p>brick-b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number-columns-repeated="3" office:value-type="string" calcext:value-type="string">
            <text:p>brick-b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5"/>
          <table:table-cell table:number-columns-repeated="16380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DejaVu Sans Mono" fo:font-family="'DejaVu Sans Mono'" style:font-style-name="Book" style:font-family-generic="modern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rick-a" style:family="table-cell" style:parent-style-name="Default">
      <style:table-cell-properties fo:background-color="#bf5a3f"/>
    </style:style>
    <style:style style:name="brick-b" style:family="table-cell" style:parent-style-name="Default">
      <style:table-cell-properties fo:background-color="#bf5c41"/>
    </style:style>
    <style:style style:name="brick-c" style:family="table-cell" style:parent-style-name="Default">
      <style:table-cell-properties fo:background-color="#bf5c41"/>
    </style:style>
    <style:style style:name="brick-d" style:family="table-cell" style:parent-style-name="brick-c">
      <style:table-cell-properties fo:background-color="#9f705e" style:diagonal-bl-tr="none" style:diagonal-tl-br="none" fo:wrap-option="no-wrap" style:direction="ltr"/>
    </style:style>
    <style:style style:name="overgrown-a" style:family="table-cell" style:parent-style-name="brick-a">
      <style:table-cell-properties fo:background-color="#542628"/>
    </style:style>
    <style:style style:name="overgrown-b" style:family="table-cell" style:parent-style-name="overgrown-a">
      <style:table-cell-properties fo:background-color="#aa927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30:40.066168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4:51:47.730623137</meta:creation-date>
    <dc:date>2025-01-10T16:09:59.741233643</dc:date>
    <meta:editing-duration>PT50M56S</meta:editing-duration>
    <meta:editing-cycles>3</meta:editing-cycles>
    <meta:generator>LibreOffice/7.6.4.1$MacOSX_AARCH64 LibreOffice_project/e19e193f88cd6c0525a17fb7a176ed8e6a3e2aa1</meta:generator>
    <meta:document-statistic meta:table-count="1" meta:cell-count="22" meta:object-count="0"/>
  </office:meta>
</office:document-meta>
</file>